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ceccc" officeooo:paragraph-rsid="000ceccc"/>
    </style:style>
    <style:style style:name="P2" style:family="paragraph" style:parent-style-name="Standard">
      <style:paragraph-properties fo:text-align="justify" style:justify-single-word="false"/>
      <style:text-properties officeooo:rsid="000ceccc" officeooo:paragraph-rsid="000f7910"/>
    </style:style>
    <style:style style:name="P3" style:family="paragraph" style:parent-style-name="Standard">
      <style:paragraph-properties fo:text-align="justify" style:justify-single-word="false"/>
      <style:text-properties officeooo:rsid="000ceccc" officeooo:paragraph-rsid="000ceccc" fo:background-color="#ffff00"/>
    </style:style>
    <style:style style:name="T1" style:family="text">
      <style:text-properties fo:background-color="#ffff00" loext:char-shading-value="0"/>
    </style:style>
    <style:style style:name="T2" style:family="text">
      <style:text-properties fo:background-color="#ffff99" loext:char-shading-value="0"/>
    </style:style>
    <style:style style:name="T3" style:family="text">
      <style:text-properties fo:background-color="#ffff66" loext:char-shading-value="0"/>
    </style:style>
    <style:style style:name="T4" style:family="text">
      <style:text-properties officeooo:rsid="000d838d"/>
    </style:style>
    <style:style style:name="T5" style:family="text">
      <style:text-properties fo:background-color="#ff9900" loext:char-shading-value="0"/>
    </style:style>
    <style:style style:name="T6" style:family="text">
      <style:text-properties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us êtes chargé de mettre en place un site de recettes de cuisines. <text:span text:style-name="T1">Les recettes de cuisines pourront être recherchées par nom ou par ingrédients. Le site permettra ainsi à un utilisateur de connaitre les recettes qu’il pourrait cuisiner à partir des ingrédients dont il dispose chez lui. Il sera aussi possible de créer un planning de recettes à réaliser (par exemple, la liste des menus de la semaine). Un utilisateur pourra générer une liste d’ingrédients à acheter en fonction d’un planning de plats et des ingrédients dont il dispose.</text:span></text:p>
      <text:p text:style-name="P1"><text:span text:style-name="T1">A chaque recette sera associé un nom, un descriptif, un auteur, une difficulté (une évaluation allant de « Très facile » à « Difficile ») et un prix (estimé par une note allant de <text:s/>1 <text:s/>à <text:s/>5).</text:span> <text:span text:style-name="T1">La liste des ingrédients ainsi que les quantités nécessaires pour la réalisation de la recette seront précisée.</text:span> <text:span text:style-name="T1">Une recette sera définie pour un nombre de personne, la quantité pour les ingrédients correspondra à ce nombre de personne.</text:span> <text:span text:style-name="T1">La quantité, en fonction du type d’ingrédient, pourra être indiquée soit en unité (par exemple, 4 œufs), soit en gramme (par exemple: 250g de farine).</text:span> <text:span text:style-name="T2">Afin de comparer leur qualité diététique, il sera possible de préciser la quantité de calories, de lipides, de glucides et de protides de chaque recette. Il sera aussi possible de savoir si une recette est conforme à un régime alimentaire (sans-gluten, végétarien, pescétarien, ...).</text:span> <text:span text:style-name="T3">Les différentes étapes nécessaires à la réalisation de la recette pourront être affichée. La durée totale nécessaire à la réalisation d’une recette sera indiquée, ainsi que le temps nécessaire à la réalisation de <text:s text:c="2"/>certaines <text:s text:c="2"/>des <text:s text:c="2"/>étapes <text:s text:c="2"/>intermédiaires <text:s text:c="2"/>(temps <text:s text:c="2"/>de <text:s text:c="2"/>préparation, <text:s text:c="2"/>temps <text:s text:c="2"/>de <text:s text:c="2"/>cuisson, <text:s text:c="4"/>...).</text:span> <text:s text:c="2"/>Des illustrations de types images ou vidéos pourront être associée à une recette. Des utilisateurs pourront s’enregistrer dans la base. <text:span text:style-name="T1">Un login unique, une adresse e-mail valide (conforme au format d’une adresse e-mail) et un mot de passe seront associés à chaque utilisateur.</text:span></text:p>
      <text:p text:style-name="P1"><text:span text:style-name="T1">Un <text:s text:c="2"/>utilisateur <text:s text:c="2"/>authentifié <text:s text:c="2"/>pourra <text:s text:c="2"/>créer <text:s text:c="2"/>de <text:s text:c="2"/>nouvelles <text:s text:c="2"/>recettes, <text:s text:c="2"/>définir <text:s text:c="2"/>un <text:s text:c="2"/>planning <text:s text:c="2"/>de <text:s text:c="2"/>menus <text:s text:c="2"/>et indiquer les ingrédients dont il dispose chez lui.</text:span> <text:span text:style-name="T1">Il pourra aussi créer des listes d’ingrédients à acheter. Il sera possible d’utiliser le site sans être connecté.</text:span></text:p>
      <text:p text:style-name="P1"><text:span text:style-name="T1">Différents <text:s text:c="2"/>informations <text:s text:c="2"/>seront <text:s text:c="2"/>stockées <text:s text:c="2"/>sur <text:s/>les <text:s text:c="2"/>ingrédients <text:s text:c="2"/>comme <text:s text:c="2"/>leurs <text:s text:c="2"/>qualités <text:s/>nutritionnelles (calories, glucides, ...).</text:span> <text:span text:style-name="T1">Il sera possible de savoir qu’un ingrédient est interdit dans certain type de régime (pas de foie gras dans un régime végétarien par exemple). </text:span></text:p>
      <text:p text:style-name="P1"><text:span text:style-name="T1">Des équivalences entres ingrédients pourront être définies.</text:span> <text:span text:style-name="T1">Ainsi, deux ingrédients appartenant à la même catégorie de produit pourront avoir le même rôle dans les recettes nécessitant <text:s/>un ingrédient de cette catégorie.</text:span> <text:span text:style-name="T1">Par exemple, il sera possible de remplacer dans certaine recette à base de poisson la lotte par de la saumonette.</text:span></text:p>
      <text:p text:style-name="P2"><text:span text:style-name="T1">Le site permettra d’effectuer une recherche de recette par ingrédient.</text:span> <text:span text:style-name="T1">En particulier, une interface permettra d’indiquer les ingrédients disponibles chez l’utilisateur et d’obtenir les recettes qu’il est possible de réaliser avec ces ingrédients.</text:span> La popularité des ingrédients sera enregistrée de sorte à proposer en priorité les ingrédients les plus souvent utilisés dans une recherche. <text:span text:style-name="T5">Sur le site, les ingrédients <text:s text:c="2"/>les <text:s text:c="2"/>plus <text:s text:c="2"/>populaires <text:s text:c="2"/>seront <text:s text:c="2"/>affichés <text:s text:c="2"/>plus <text:s text:c="2"/>haut <text:s text:c="2"/>dans <text:s text:c="2"/>la <text:s text:c="2"/>page. <text:s text:c="2"/>L’ordre <text:s/>d’affichage <text:s text:c="2"/>des ingrédients <text:s text:c="2"/>sera <text:s text:c="2"/>actualisé <text:s text:c="2"/>tous <text:s text:c="2"/>les <text:s text:c="2"/>mois. </text:span><text:s text:c="2"/><text:span text:style-name="T5">Certains <text:s text:c="2"/>ingrédients <text:s text:c="2"/>seront <text:s text:c="2"/>considérés <text:s text:c="2"/>disponibles <text:s text:c="2"/>par défaut (sel, poivre, huile, sucre, ...).</text:span></text:p>
      <text:p text:style-name="P1"><text:span text:style-name="T5">Lors de la réalisation d’une recette, il est possible d’indiquer le nombre de personnes réelles pour qui la recette sera réalisée.</text:span> <text:span text:style-name="T1">Les quantités seront ajustées en fonction de ce nombre de personnes réelles.</text:span></text:p>
      <text:p text:style-name="P3">Un utilisateur pourra comparer la liste des ingrédients dont il dispose avec la liste des ingrédients nécessaires <text:s/>pour réaliser les recettes <text:s/>sur son planning. Cela lui <text:s/>permettra <text:s/>de <text:s/>générer des <text:s/>listes d’ingrédients à acheter.</text:p>
      <text:p text:style-name="P3">Les plannings et les listes d’achat dont les dates sont dépassés seront archivés : ils seront conservés dans la base mais dans des tables différentes des planning et listes actives. Vous devrez aussi réaliser le site web permettant de réaliser les différentes opérations indiquées précédemm<text:span text:style-name="T4">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5:29:13.953552147</meta:creation-date>
    <dc:date>2017-10-26T16:20:31.735246028</dc:date>
    <meta:editing-duration>PT5M36S</meta:editing-duration>
    <meta:editing-cycles>1</meta:editing-cycles>
    <meta:document-statistic meta:table-count="0" meta:image-count="0" meta:object-count="0" meta:page-count="1" meta:paragraph-count="9" meta:word-count="651" meta:character-count="4320" meta:non-whitespace-character-count="3550"/>
    <meta:generator>LibreOffice/4.2.8.2$Linux_X86_64 LibreOffice_project/420m0$Build-2</meta:generator>
  </office:meta>
</office:document-meta>
</file>